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3">
            <text:p>23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10_09-43-33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2-11_06-21-2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2-12-11_00-25-1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2-10_03-16-33_000.jpg</text:p>
          </table:table-cell>
          <table:table-cell table:style-name="ce27" office:value-type="string">
            <text:p>:m :PHOTO 寝た時刻 / 2022 / オナニー、了、duration=2時間ぐらい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 / オナニー、了、duration=2時間ぐらい,other=~">
            <text:p>:m :PHOTO 寝た時刻 / 2022 / オナニー、了、duration=2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10_17-18-46_000.jpg</text:p>
          </table:table-cell>
          <table:table-cell table:style-name="ce27" office:value-type="string">
            <text:p>:m #*# / memo:other(m:other) / topic=習字, about=~,other=~,id=~,content=適;取;解;離;遠;法;物r;理;科;変;思;想;</text:p>
          </table:table-cell>
          <table:table-cell table:style-name="ce20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#*# / memo:other(m:other) / topic=習字, about=~,other=~,id=~,content=適;取;解;離;遠;法;物r;理;科;変;思;想;">
            <text:p>:m #*# / memo:other(m:other) / topic=習字, about=~,other=~,id=~,content=適;取;解;離;遠;法;物r;理;科;変;思;想;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2-12-11_17-29-34_000.jpg</text:p>
          </table:table-cell>
          <table:table-cell table:style-name="ce28" office:value-type="string">
            <text:p>:m RES 1*1 / free# JVEMV6 83#_57:1 / 83. chemistry / topics=グリーン化学：水素経済,w=標準状態,s=~,i=~,other=~,next=~,doc=r-2-1~1.2:f-8.1#L.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RES 1*1 / free# JVEMV6 83#_57:1 / 83. chemistry / topics=グリーン化学：水素経済,w=標準状態,s=~,i=~,other=~,next=~,doc=r-2-1~1.2:f-8.1#L.2">
            <text:p>:m RES 1*1 / free# JVEMV6 83#_57:1 / 83. chemistry / topics=グリーン化学：水素経済,w=標準状態,s=~,i=~,other=~,next=~,doc=r-2-1~1.2:f-8.1#L.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8" office:value-type="string">
            <text:p>2022-12-11_15-56-34_000.jpg</text:p>
          </table:table-cell>
          <table:table-cell table:style-name="ce28" office:value-type="string">
            <text:p>:m やることリスト / steps / occasion=外出：湘南台の、お兄さんたちのところ：お父さんの骨：納骨 / for=~,at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やることリスト / steps / occasion=外出：湘南台の、お兄さんたちのところ：お父さんの骨：納骨 / for=~,at=~,other=~">
            <text:p>:m やることリスト / steps / occasion=外出：湘南台の、お兄さんたちのところ：お父さんの骨：納骨 / for=~,at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10_09-43-4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9_21-00-5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2-10_13-54-09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2-12-10_21-21-2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2-12-11_14-42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0" office:value-type="string">
            <text:p>2022-12-11_12-12-08_000.jpg</text:p>
          </table:table-cell>
          <table:table-cell table:style-name="ce27" office:value-type="string">
            <text:p>:PHOTO 記録 / 文書　/ occasion=お父さんの銀行預金：相続の手続き：書類 / for=お兄さんが手続きを行う：私が記入する箇所、取り出し / doc=銀行へ提出する書類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2022-12-11_12-12-14_000.jpg</text:p>
          </table:table-cell>
          <table:table-cell table:style-name="ce27" office:value-type="string">
            <text:p>:PHOTO 記録 / 文書　/ occasion=お父さんの銀行預金：相続の手続き：書類 / for=お兄さんが手続きを行う：私が記入する箇所、取り出し / doc=銀行へ提出する書類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PHOTO 記録 / 文書　/ occasion=お父さんの銀行預金：相続の手続き：書類 / for=お兄さんが手続きを行う：私が記入する箇所、取り出し / doc=銀行へ提出する書類,other=~">
            <text:p>:PHOTO 記録 / 文書　/ occasion=お父さんの銀行預金：相続の手続き：書類 / for=お兄さんが手続きを行う：私が記入する箇所、取り出し / doc=銀行へ提出する書類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2-12-11_12-12-21_000.jpg</text:p>
          </table:table-cell>
          <table:table-cell table:style-name="ce27" office:value-type="string">
            <text:p>:PHOTO 記録 / 文書　/ occasion=お父さんの銀行預金：相続の手続き：書類 / for=お兄さんが手続きを行う：私が記入する箇所、取り出し / doc=銀行へ提出する書類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PHOTO 記録 / 文書　/ occasion=お父さんの銀行預金：相続の手続き：書類 / for=お兄さんが手続きを行う：私が記入する箇所、取り出し / doc=銀行へ提出する書類,other=~">
            <text:p>:PHOTO 記録 / 文書　/ occasion=お父さんの銀行預金：相続の手続き：書類 / for=お兄さんが手続きを行う：私が記入する箇所、取り出し / doc=銀行へ提出する書類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0" office:value-type="string">
            <text:p>2022-12-11_12-34-00_000.jpg</text:p>
          </table:table-cell>
          <table:table-cell table:style-name="ce27" office:value-type="string">
            <text:p>:PHOTO 記録 / 文書　/ occasion=お父さんの銀行預金：相続の手続き：書類 / for=お兄さんが手続きを行う：私が記入する箇所、取り出し / doc=銀行へ提出する書類,other=上記の書類を用意する：ついての、私の行動、向後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PHOTO 記録 / 文書　/ occasion=お父さんの銀行預金：相続の手続き：書類 / for=お兄さんが手続きを行う：私が記入する箇所、取り出し / doc=銀行へ提出する書類,other=上記の書類を用意する：ついての、私の行動、向後">
            <text:p>:PHOTO 記録 / 文書　/ occasion=お父さんの銀行預金：相続の手続き：書類 / for=お兄さんが手続きを行う：私が記入する箇所、取り出し / doc=銀行へ提出する書類,other=上記の書類を用意する：ついての、私の行動、向後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 office:value-type="string">
            <text:p>2022-12-10_10-08-43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2-11_06-37-15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 office:value-type="string">
            <text:p>2022-12-10_13-06-29_000.jpg</text:p>
          </table:table-cell>
          <table:table-cell table:style-name="ce20" office:value-type="string">
            <text:p>:m RES 1*1 / free# JVEMV6 83#_56:1 / 83. chemistry / topics=グリーン化学：水素経済,w=標準状態,s=~,i=~,other=memo+:生石灰~酸化カルシウム~消石灰；obs+:生石灰と、二酸化炭素。反応のサイクル,next=~,doc=r-2-1~1.2:f-1.13#?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10_14-46-32_000.jpg</text:p>
          </table:table-cell>
          <table:table-cell table:style-name="ce27" office:value-type="string">
            <text:p>:m 1*1 RES / free# S87DP9 記事読み / id=~(browser=~) / media=sputnik:chinese / theme=ニカラグア；ロシア,other=ロシアから、小麦の寄贈：給食用、小学校の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m 1*1 RES / free# S87DP9 記事読み / id=~(browser=~) / media=sputnik:chinese / theme=ニカラグア；ロシア,other=ロシアから、小麦の寄贈：給食用、小学校の">
            <text:p>:m 1*1 RES / free# S87DP9 記事読み / id=~(browser=~) / media=sputnik:chinese / theme=ニカラグア；ロシア,other=ロシアから、小麦の寄贈：給食用、小学校の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2-10_19-03-26_000.jpg</text:p>
          </table:table-cell>
          <table:table-cell table:style-name="ce27" office:value-type="string">
            <text:p>:m :篠笛,shinobue 1-4*5 / session-memo:session-1 / 1#1 / p.1-&lt;1&gt;:genre=melody:main;coda,key=h-4`(Ef),session=hour-19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m :篠笛,shinobue 1-4*5 / session-memo:session-1 / 1#1 / p.1-&lt;1&gt;:genre=melody:main;coda,key=h-4`(Ef),session=hour-19,musescore=~">
            <text:p>:m :篠笛,shinobue 1-4*5 / session-memo:session-1 / 1#1 / p.1-&lt;1&gt;:genre=melody:main;coda,key=h-4`(Ef),session=hour-19,musescore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2-10_23-52-55_000.jpg</text:p>
          </table:table-cell>
          <table:table-cell table:style-name="ce27" office:value-type="string">
            <text:p>:PHOTO 記録用 / location=自宅 / topic=お父さんの写真：納骨の際に使用。, other=元は、ニチイで受け取った。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string" office:string-value=":PHOTO 記録用 / location=自宅 / topic=お父さんの写真：納骨の際に使用。, other=元は、ニチイで受け取った。">
            <text:p>:PHOTO 記録用 / location=自宅 / topic=お父さんの写真：納骨の際に使用。, other=元は、ニチイで受け取った。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 office:value-type="string">
            <text:p>2022-12-10_15-04-09_000.mp4</text:p>
          </table:table-cell>
          <table:table-cell table:style-name="ce27" office:value-type="string">
            <text:p>:VIDEO / @自室 / 記録 / jap.flute / 演奏、play / R=1 / genre=melody,session=hour-15,other=~ / follow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4];[.K24])" office:value-type="string" office:string-value="mp4">
            <text:p>mp4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3">
            <text:p>2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2022/12/12</text:date>, <text:time>15:4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2T15:45:22.87</dc:date>
    <dc:creator>iwabuchi ken</dc:creator>
    <meta:editing-duration>P51DT19H12M20S</meta:editing-duration>
    <meta:editing-cycles>16676</meta:editing-cycles>
    <meta:document-statistic meta:table-count="2" meta:cell-count="933" meta:object-count="0"/>
    <meta:user-defined meta:name="qrichtext">1</meta:user-defined>
  </office:meta>
</office:document-meta>
</file>